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00e5" officeooo:paragraph-rsid="000700e5"/>
    </style:style>
    <style:style style:name="P2" style:family="paragraph" style:parent-style-name="Standard">
      <style:text-properties officeooo:rsid="000700e5" officeooo:paragraph-rsid="0009f396"/>
    </style:style>
    <style:style style:name="P3" style:family="paragraph" style:parent-style-name="Standard">
      <style:text-properties officeooo:rsid="000792db" officeooo:paragraph-rsid="000792db"/>
    </style:style>
    <style:style style:name="P4" style:family="paragraph" style:parent-style-name="Standard">
      <style:text-properties officeooo:paragraph-rsid="000792db"/>
    </style:style>
    <style:style style:name="P5" style:family="paragraph" style:parent-style-name="Standard">
      <style:text-properties officeooo:rsid="0007ce88" officeooo:paragraph-rsid="0007ce88"/>
    </style:style>
    <style:style style:name="P6" style:family="paragraph" style:parent-style-name="Standard">
      <style:text-properties officeooo:paragraph-rsid="0007ce88"/>
    </style:style>
    <style:style style:name="P7" style:family="paragraph" style:parent-style-name="Standard">
      <style:text-properties fo:font-size="11pt" officeooo:rsid="000792db" officeooo:paragraph-rsid="000792db" style:font-size-asian="11pt" style:font-size-complex="11pt"/>
    </style:style>
    <style:style style:name="P8" style:family="paragraph" style:parent-style-name="Standard">
      <style:text-properties fo:font-size="11pt" officeooo:rsid="0007ce88" officeooo:paragraph-rsid="0007ce88" style:font-size-asian="11pt" style:font-size-complex="11pt"/>
    </style:style>
    <style:style style:name="P9" style:family="paragraph" style:parent-style-name="Standard">
      <style:text-properties fo:font-size="11pt" officeooo:rsid="0012d921" officeooo:paragraph-rsid="0012d921" style:font-size-asian="11pt" style:font-size-complex="11pt"/>
    </style:style>
    <style:style style:name="P10" style:family="paragraph" style:parent-style-name="Standard">
      <style:text-properties fo:font-weight="normal" officeooo:rsid="0007ce88" officeooo:paragraph-rsid="0007ce88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officeooo:rsid="000700e5" officeooo:paragraph-rsid="000700e5"/>
    </style:style>
    <style:style style:name="P12" style:family="paragraph" style:parent-style-name="Text_20_body">
      <style:text-properties officeooo:rsid="000792db" officeooo:paragraph-rsid="000792db"/>
    </style:style>
    <style:style style:name="P13" style:family="paragraph" style:parent-style-name="Text_20_body">
      <style:text-properties officeooo:paragraph-rsid="000700e5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break-before="page"/>
      <style:text-properties officeooo:rsid="000700e5"/>
    </style:style>
    <style:style style:name="P17" style:family="paragraph" style:parent-style-name="Footer">
      <style:text-properties officeooo:rsid="00218ab4" officeooo:paragraph-rsid="0020c09e"/>
    </style:style>
    <style:style style:name="P18" style:family="paragraph" style:parent-style-name="Header">
      <style:text-properties officeooo:rsid="00218ab4" officeooo:paragraph-rsid="00221d32"/>
    </style:style>
    <style:style style:name="P19" style:family="paragraph" style:parent-style-name="Header">
      <style:text-properties officeooo:paragraph-rsid="00221d32"/>
    </style:style>
    <style:style style:name="P20" style:family="paragraph" style:parent-style-name="Heading_20_1">
      <style:text-properties officeooo:rsid="000700e5" officeooo:paragraph-rsid="000ae1c3"/>
    </style:style>
    <style:style style:name="P21" style:family="paragraph" style:parent-style-name="Heading_20_3">
      <style:text-properties officeooo:rsid="000700e5" officeooo:paragraph-rsid="000700e5"/>
    </style:style>
    <style:style style:name="P22" style:family="paragraph" style:parent-style-name="Heading_20_3">
      <style:text-properties officeooo:rsid="000792db" officeooo:paragraph-rsid="000792db"/>
    </style:style>
    <style:style style:name="P23" style:family="paragraph" style:parent-style-name="Heading_20_3">
      <style:text-properties officeooo:rsid="0007ce88" officeooo:paragraph-rsid="0007ce88"/>
    </style:style>
    <style:style style:name="P24" style:family="paragraph" style:parent-style-name="Standard" style:list-style-name="L1">
      <style:text-properties officeooo:paragraph-rsid="000792db"/>
    </style:style>
    <style:style style:name="P25" style:family="paragraph" style:parent-style-name="Standard" style:list-style-name="L1">
      <style:text-properties officeooo:paragraph-rsid="000f2c0f"/>
    </style:style>
    <style:style style:name="P26" style:family="paragraph" style:parent-style-name="Standard" style:list-style-name="L1">
      <style:text-properties officeooo:rsid="000792db" officeooo:paragraph-rsid="000792db"/>
    </style:style>
    <style:style style:name="P27" style:family="paragraph" style:parent-style-name="Standard" style:list-style-name="L1">
      <style:text-properties officeooo:rsid="001e131c" officeooo:paragraph-rsid="001e131c"/>
    </style:style>
    <style:style style:name="P28" style:family="paragraph" style:parent-style-name="Standard" style:list-style-name="L3">
      <style:text-properties fo:font-size="11pt" officeooo:rsid="000792db" officeooo:paragraph-rsid="000792db" style:font-size-asian="11pt" style:font-size-complex="11pt"/>
    </style:style>
    <style:style style:name="P29" style:family="paragraph" style:parent-style-name="Standard" style:list-style-name="L4">
      <style:text-properties fo:font-size="11pt" officeooo:rsid="0012d921" officeooo:paragraph-rsid="0012d921" style:font-size-asian="11pt" style:font-size-complex="11pt"/>
    </style:style>
    <style:style style:name="P30" style:family="paragraph" style:parent-style-name="Text_20_body" style:list-style-name="L2">
      <style:text-properties officeooo:paragraph-rsid="000792db"/>
    </style:style>
    <style:style style:name="P31" style:family="paragraph" style:parent-style-name="Text_20_body" style:list-style-name="L2">
      <style:text-properties fo:font-size="10pt" officeooo:rsid="000792db" officeooo:paragraph-rsid="000792db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1c4d" style:font-style-asian="italic" style:font-style-complex="itali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7ce88" style:font-size-asian="11pt" style:font-size-complex="11pt"/>
    </style:style>
    <style:style style:name="T5" style:family="text">
      <style:text-properties fo:font-size="11pt" officeooo:rsid="000792db" style:font-size-asian="11pt" style:font-size-complex="11pt"/>
    </style:style>
    <style:style style:name="T6" style:family="text">
      <style:text-properties fo:font-size="11pt" officeooo:rsid="00101c4d" style:font-size-asian="11pt" style:font-size-complex="11pt"/>
    </style:style>
    <style:style style:name="T7" style:family="text">
      <style:text-properties fo:font-size="11pt" fo:font-weight="bold" officeooo:rsid="0007ce88" style:font-size-asian="11pt" style:font-weight-asian="bold" style:font-size-complex="11pt" style:font-weight-complex="bold"/>
    </style:style>
    <style:style style:name="T8" style:family="text">
      <style:text-properties officeooo:rsid="0007ce88"/>
    </style:style>
    <style:style style:name="T9" style:family="text">
      <style:text-properties fo:font-weight="bold" officeooo:rsid="0007ce88" style:font-weight-asian="bold" style:font-weight-complex="bold"/>
    </style:style>
    <style:style style:name="T10" style:family="text">
      <style:text-properties fo:font-weight="normal" officeooo:rsid="0007ce88" style:font-weight-asian="normal" style:font-weight-complex="normal"/>
    </style:style>
    <style:style style:name="T11" style:family="text">
      <style:text-properties officeooo:rsid="000c8c11"/>
    </style:style>
    <style:style style:name="T12" style:family="text">
      <style:text-properties officeooo:rsid="000f2c0f"/>
    </style:style>
    <style:style style:name="T13" style:family="text">
      <style:text-properties officeooo:rsid="000792db"/>
    </style:style>
    <style:style style:name="T14" style:family="text">
      <style:text-properties officeooo:rsid="00101c4d"/>
    </style:style>
    <style:style style:name="T15" style:family="text">
      <style:text-properties fo:font-style="normal" officeooo:rsid="00101c4d" style:font-style-asian="normal" style:font-style-complex="normal"/>
    </style:style>
    <style:style style:name="T16" style:family="text">
      <style:text-properties officeooo:rsid="00102513"/>
    </style:style>
    <style:style style:name="T17" style:family="text">
      <style:text-properties officeooo:rsid="0015b577"/>
    </style:style>
    <style:style style:name="T18" style:family="text">
      <style:text-properties officeooo:rsid="001a6e7f"/>
    </style:style>
    <style:style style:name="T19" style:family="text">
      <style:text-properties officeooo:rsid="0017226c"/>
    </style:style>
    <style:style style:name="T20" style:family="text">
      <style:text-properties officeooo:rsid="001fd8c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User’s manual</text:h>
      <text:p text:style-name="Standard">The purpose of this program is to generate a tree representing an image.</text:p>
      <text:p text:style-name="P2">It can also be described as a conversion from the image to the tree.</text:p>
      <text:p text:style-name="P2">This program uses the MLV library for the graphical interface and for the image management.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240_2468531412" text:style-name="Index_20_Link" text:visited-style-name="Index_20_Link">User’s manual<text:tab/>1</text:a></text:p>
          <text:p text:style-name="P15"><text:a xlink:type="simple" xlink:href="#__RefHeading___Toc242_2468531412" text:style-name="Index_20_Link" text:visited-style-name="Index_20_Link">Compilation and execution<text:tab/>2</text:a></text:p>
          <text:p text:style-name="P15"><text:a xlink:type="simple" xlink:href="#__RefHeading___Toc244_2468531412" text:style-name="Index_20_Link" text:visited-style-name="Index_20_Link">Menu<text:tab/>2</text:a></text:p>
          <text:p text:style-name="P15"><text:a xlink:type="simple" xlink:href="#__RefHeading___Toc246_2468531412" text:style-name="Index_20_Link" text:visited-style-name="Index_20_Link">Image selection<text:tab/>2</text:a></text:p>
          <text:p text:style-name="P15"><text:a xlink:type="simple" xlink:href="#__RefHeading___Toc248_2468531412" text:style-name="Index_20_Link" text:visited-style-name="Index_20_Link">Save<text:tab/>2</text:a></text:p>
        </text:index-body>
      </text:table-of-content>
      <text:p text:style-name="P13"/>
      <text:p text:style-name="P16"/>
      <text:h text:style-name="P21" text:outline-level="3"><text:bookmark-start text:name="__RefHeading___Toc242_2468531412"/>Compilation and execution<text:bookmark-end text:name="__RefHeading___Toc242_2468531412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Command</text:p>
          </table:table-cell>
          <table:table-cell table:style-name="Table1.B1" office:value-type="string">
            <text:p text:style-name="P11">Description</text:p>
          </table:table-cell>
        </table:table-row>
        <table:table-row>
          <table:table-cell table:style-name="Table1.A2" office:value-type="string">
            <text:p text:style-name="P11">Make</text:p>
          </table:table-cell>
          <table:table-cell table:style-name="Table1.B2" office:value-type="string">
            <text:p text:style-name="P11">Compile all the necessary file for the creation of the executable file (named Main)</text:p>
          </table:table-cell>
        </table:table-row>
        <table:table-row>
          <table:table-cell table:style-name="Table1.A2" office:value-type="string">
            <text:p text:style-name="P11">./Main</text:p>
          </table:table-cell>
          <table:table-cell table:style-name="Table1.B2" office:value-type="string">
            <text:p text:style-name="P11">Execute the executable file </text:p>
          </table:table-cell>
        </table:table-row>
      </table:table>
      <text:p text:style-name="Standard"/>
      <text:h text:style-name="P21" text:outline-level="3"><text:bookmark-start text:name="__RefHeading___Toc244_2468531412"/>Menu<text:bookmark-end text:name="__RefHeading___Toc244_2468531412"/></text:h>
      <text:p text:style-name="P1">At the beginning of the program, a window <text:span text:style-name="T11">will </text:span>open with a menu.</text:p>
      <text:p text:style-name="P3">Multiple actions can be done through the buttons of the menu:</text:p>
      <text:list xml:id="list642347333" text:style-name="L1">
        <text:list-item>
          <text:p text:style-name="P26">select an image</text:p>
        </text:list-item>
        <text:list-item>
          <text:p text:style-name="P26">save the tree representing the black and white image in a file</text:p>
        </text:list-item>
        <text:list-item>
          <text:p text:style-name="P26">save the tree representing the rgba image in a file</text:p>
        </text:list-item>
        <text:list-item>
          <text:p text:style-name="P27">minimize the tree</text:p>
        </text:list-item>
        <text:list-item>
          <text:p text:style-name="P24"><text:span text:style-name="T18">save</text:span><text:span text:style-name="T13"> the </text:span><text:span text:style-name="T18">minimized</text:span><text:span text:style-name="T13"> tree </text:span><text:span text:style-name="T12">in Black &amp; White</text:span></text:p>
        </text:list-item>
        <text:list-item>
          <text:p text:style-name="P25"><text:span text:style-name="T18">save the </text:span><text:span text:style-name="T13">minimize</text:span><text:span text:style-name="T18">d</text:span><text:span text:style-name="T13"> tree </text:span><text:span text:style-name="T12">in rgba</text:span></text:p>
        </text:list-item>
        <text:list-item>
          <text:p text:style-name="P26">quit the program</text:p>
          <text:p text:style-name="P26"/>
        </text:list-item>
      </text:list>
      <text:p text:style-name="P3">The buttons can only be pressed through the mouse’s right click.</text:p>
      <text:h text:style-name="P22" text:outline-level="3"><text:bookmark-start text:name="__RefHeading___Toc246_2468531412"/>Image selection<text:bookmark-end text:name="__RefHeading___Toc246_2468531412"/></text:h>
      <text:p text:style-name="P12">The image selection uses keyboard input. It uses the <text:span text:style-name="T1">img</text:span> directory to get the image selected by the user. <text:span text:style-name="T14">So make sure the image you want to use are in the </text:span><text:span text:style-name="T2">img</text:span> <text:span text:style-name="T15">directory.</text:span></text:p>
      <text:p text:style-name="P12">All the image extension that are permitted in the program are:</text:p>
      <text:list xml:id="list436312067" text:style-name="L2">
        <text:list-item>
          <text:p text:style-name="P31">I<text:span text:style-name="T3">CO(Icon)/CUR(Cursor)/BMP, PNM (PPM/PGM/PBM), XPM, LBM(IFF ILBM), PCX, GIF, JPEG, PNG, TGA, TIFF, and XV</text:span></text:p>
        </text:list-item>
        <text:list-item>
          <text:p text:style-name="P30"><text:span text:style-name="T5">the save file the program produces : </text:span><text:span text:style-name="T6">QTC</text:span><text:span text:style-name="T5"> (rgba image), </text:span><text:span text:style-name="T6">QTN</text:span><text:span text:style-name="T5"> (black and white image)</text:span></text:p>
        </text:list-item>
      </text:list>
      <text:p text:style-name="Standard">During the image selection, the user ha<text:span text:style-name="T16">s</text:span> to enter the name of the file.</text:p>
      <text:p text:style-name="P7">Here is an example of a correct file name :</text:p>
      <text:list xml:id="list1129560201" text:style-name="L3">
        <text:list-item>
          <text:p text:style-name="P28">img1.qtc</text:p>
        </text:list-item>
        <text:list-item>
          <text:p text:style-name="P28">img2.jpeg</text:p>
        </text:list-item>
        <text:list-item>
          <text:p text:style-name="P28">gif1.gif</text:p>
        </text:list-item>
        <text:list-item>
          <text:p text:style-name="P28">…</text:p>
        </text:list-item>
      </text:list>
      <text:p text:style-name="P9">and not :</text:p>
      <text:list xml:id="list106642493" text:style-name="L4">
        <text:list-item>
          <text:p text:style-name="P29">img/img1.qtc</text:p>
        </text:list-item>
      </text:list>
      <text:p text:style-name="P7"/>
      <text:p text:style-name="P4"><text:span text:style-name="T7">IMPORTANT</text:span><text:span text:style-name="T4"> : </text:span><text:span text:style-name="T5">If </text:span><text:span text:style-name="T4">a file does not exist, the program will stop and display Segmentation fault in the terminal.</text:span></text:p>
      <text:p text:style-name="P8">The error management has not been implemented.</text:p>
      <text:p text:style-name="P8"/>
      <text:h text:style-name="P23" text:outline-level="3"><text:bookmark-start text:name="__RefHeading___Toc248_2468531412"/>Save<text:bookmark-end text:name="__RefHeading___Toc248_2468531412"/></text:h>
      <text:p text:style-name="P6"><text:span text:style-name="T8">The save action will only create a </text:span><text:span text:style-name="T17">QTC</text:span><text:span text:style-name="T8"> or a </text:span><text:span text:style-name="T17">QTN</text:span><text:span text:style-name="T8"> file and save the current tree into the created file.</text:span></text:p>
      <text:p text:style-name="P5"><text:soft-page-break/>If a file with this name already exist, it will be replaced.</text:p>
      <text:p text:style-name="P5"/>
      <text:p text:style-name="P6"><text:span text:style-name="T9">IMPORTANT : </text:span><text:span text:style-name="T10">If the action select image has not been executed before the save action,</text:span></text:p>
      <text:p text:style-name="P10">the program will stop and display Segmentation fault in the terminal.</text:p>
      <text:p text:style-name="P10">The program does not take a default image during the execu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21d32"/>
    </style:style>
    <style:style style:name="MP2" style:family="paragraph" style:parent-style-name="Header">
      <style:text-properties officeooo:rsid="00218ab4" officeooo:paragraph-rsid="00221d32"/>
    </style:style>
    <style:style style:name="MP3" style:family="paragraph" style:parent-style-name="Footer">
      <style:text-properties officeooo:rsid="00218ab4" officeooo:paragraph-rsid="0020c09e"/>
    </style:style>
    <style:style style:name="MT1" style:family="text">
      <style:text-properties officeooo:rsid="001fd8c2"/>
    </style:style>
    <style:style style:name="MT2" style:family="text">
      <style:text-properties officeooo:rsid="001722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CHAN Mathieu<text:tab/></text:span><text:span text:style-name="MT2">Quadtree</text:span><text:span text:style-name="MT1"><text:tab/></text:span><text:span text:style-name="MT1"><text:date style:data-style-name="N37" text:date-value="2021-01-16T19:13:57.275901180" text:fixed="true">01/16/21</text:date></text:span></text:p>
        <text:p text:style-name="MP2"><text:span text:style-name="MT2">NGUYEN Ngoc Tram</text:span></text:p>
      </style:header>
      <style:footer>
        <text:p text:style-name="MP3">Scholarship year 2020/2021<text:tab/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09:12:44.552746566</meta:creation-date>
    <meta:generator>LibreOffice/6.4.6.2$Linux_X86_64 LibreOffice_project/40$Build-2</meta:generator>
    <dc:date>2021-01-17T18:29:20.213263198</dc:date>
    <meta:editing-duration>PT15M53S</meta:editing-duration>
    <meta:editing-cycles>23</meta:editing-cycles>
    <meta:document-statistic meta:table-count="1" meta:image-count="0" meta:object-count="0" meta:page-count="3" meta:paragraph-count="53" meta:word-count="397" meta:character-count="2141" meta:non-whitespace-character-count="1809"/>
  </office:meta>
</office:document-meta>
</file>